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48F00002DBD80B6FF49.svm"/>
  <manifest:file-entry manifest:media-type="" manifest:full-path="Pictures/200000070000121C00004C3A1D70690C.svm"/>
  <manifest:file-entry manifest:media-type="" manifest:full-path="Pictures/20000007000010D600004B9700BD650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ategie_</text:p>
      <text:p text:style-name="Standard"/>
      <text:p text:style-name="P1"/>
      <text:p text:style-name="Standard"><draw:frame draw:style-name="fr1" draw:name="Grafik1" text:anchor-type="as-char" svg:width="13.972cm" svg:height="5.482cm" draw:z-index="0"><draw:image xlink:href="Pictures/200000070000748F00002DBD80B6FF49.svm" xlink:type="simple" xlink:show="embed" xlink:actuate="onLoad"/></draw:frame></text:p>
      <text:p text:style-name="Standard"/>
      <text:p text:style-name="Standard"><draw:frame draw:style-name="fr2" draw:name="Grafik2" text:anchor-type="as-char" svg:y="-9.453cm" svg:width="4.413cm" svg:height="18.576cm" draw:z-index="1"><draw:image xlink:href="Pictures/200000070000121C00004C3A1D70690C.svm" xlink:type="simple" xlink:show="embed" xlink:actuate="onLoad"/></draw:frame> <text:s/><draw:frame draw:style-name="fr2" draw:name="Grafik3" text:anchor-type="as-char" svg:y="-9.343cm" svg:width="4.163cm" svg:height="18.69cm" draw:z-index="2"><draw:image xlink:href="Pictures/20000007000010D600004B9700BD650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8M52S</meta:editing-duration>
    <meta:editing-cycles>7</meta:editing-cycles>
    <meta:generator>OpenOffice.org/3.2$Win32 OpenOffice.org_project/320m12$Build-9483</meta:generator>
    <dc:date>2011-01-08T20:06:37.47</dc:date>
    <dc:creator>Martin Wendt</dc:creator>
    <meta:printed-by>Martin Wendt</meta:printed-by>
    <meta:print-date>2011-01-08T14:34:47.11</meta:print-date>
    <meta:document-statistic meta:table-count="0" meta:image-count="3" meta:object-count="0" meta:page-count="2" meta:paragraph-count="3" meta:word-count="1" meta:character-count="15"/>
    <meta:user-defined meta:name="Info 1"/>
    <meta:user-defined meta:name="Info 2"/>
    <meta:user-defined meta:name="Info 3"/>
    <meta:user-defined meta:name="Info 4"/>
  </office:meta>
</office:document-meta>
</file>